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Useful information about SwampMaching engine</text:h>
      <text:p text:style-name="P1"/>
      <text:h text:style-name="P6" text:outline-level="2">Default <text:span text:style-name="T1">asset directories</text:span></text:h>
      <text:p text:style-name="P3"><text:span text:style-name="T1">resources\map-tiled\</text:span></text:p>
      <text:h text:style-name="P6" text:outline-level="2"><text:span text:style-name="T1">Expectations from tiled maps</text:span></text:h>
      <text:p text:style-name="P2"><text:span text:style-name="T1"/></text:p>
      <text:list xml:id="list8206018871278470336" text:style-name="L1">
        <text:list-item>
          <text:p text:style-name="P4"><text:span text:style-name="T1">Should contain property </text:span><text:span text:style-name="T2">“id” which will be used as a key for a map in map registry;</text:span></text:p>
        </text:list-item>
        <text:list-item>
          <text:p text:style-name="P4"><text:span text:style-name="T2">Should contain layer “navigation” where tiles without property “walkable” will be marked as walls;</text:span></text:p>
        </text:list-item>
        <text:list-item>
          <text:p text:style-name="P4"><text:span text:style-name="T2">Should contain layer “terrain”;</text:span></text:p>
        </text:list-item>
        <text:list-item>
          <text:p text:style-name="P4"><text:span text:style-name="T2">May contain object layer “objects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Savin</meta:initial-creator>
    <meta:creation-date>2016-04-04T00:27:41.31</meta:creation-date>
    <dc:date>2016-04-04T01:08:57.03</dc:date>
    <dc:creator>Igor Savin</dc:creator>
    <meta:editing-duration>PT41M14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8" meta:word-count="57" meta:character-count="368"/>
  </office:meta>
</office:document-meta>
</file>